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55pt"/>
    </style:style>
    <style:style style:name="co2" style:family="table-column">
      <style:table-column-properties fo:break-before="auto" style:column-width="95.75pt"/>
    </style:style>
    <style:style style:name="co3" style:family="table-column">
      <style:table-column-properties fo:break-before="auto" style:column-width="65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115.94pt"/>
    </style:style>
    <style:style style:name="co7" style:family="table-column">
      <style:table-column-properties fo:break-before="auto" style:column-width="109.7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3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43"/>
    <style:style style:name="ce4" style:family="table-cell" style:parent-style-name="Default" style:data-style-name="N40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clas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h-username</text:p>
          </table:table-cell>
          <table:table-cell office:value-type="string" calcext:value-type="string">
            <text:p>Height-cm</text:p>
          </table:table-cell>
          <table:table-cell table:style-name="Default" office:value-type="string" calcext:value-type="string">
            <text:p>Height-in</text:p>
          </table:table-cell>
          <table:table-cell table:style-name="Default" office:value-type="string" calcext:value-type="string">
            <text:p>wakeup</text:p>
          </table:table-cell>
          <table:table-cell table:style-name="ce3" office:value-type="time" office:time-value="PT11H00M00S" calcext:value-type="time">
            <text:p>11:00:00 AM</text:p>
          </table:table-cell>
          <table:table-cell office:value-type="string" calcext:value-type="string">
            <text:p>semesters-left</text:p>
          </table:table-cell>
          <table:table-cell office:value-type="string" calcext:value-type="string">
            <text:p>Hometown-distance-km</text:p>
          </table:table-cell>
          <table:table-cell office:value-type="string" calcext:value-type="string">
            <text:p>Hometown-distance-mi</text:p>
          </table:table-cell>
        </table:table-row>
        <table:table-row table:style-name="ro1">
          <table:table-cell office:value-type="string" calcext:value-type="string">
            <text:p>almesa29</text:p>
          </table:table-cell>
          <table:table-cell table:style-name="ce1" office:value-type="float" office:value="170.688" calcext:value-type="float">
            <text:p>170.688</text:p>
          </table:table-cell>
          <table:table-cell table:formula="of:=([.B2]*0.39)" office:value-type="float" office:value="66.56832" calcext:value-type="float">
            <text:p>66.56832</text:p>
          </table:table-cell>
          <table:table-cell office:value-type="time" office:time-value="PT08H15M00S" calcext:value-type="time">
            <text:p>08:15:00 AM</text:p>
          </table:table-cell>
          <table:table-cell table:formula="of:=([.E1]&lt;[.D2])+[.E1]-[.D2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office:value-type="float" office:value="45.7" calcext:value-type="float">
            <text:p>45.7</text:p>
          </table:table-cell>
          <table:table-cell table:formula="of:=([.G2]*0.6214)" office:value-type="float" office:value="28.39798" calcext:value-type="float">
            <text:p>28.39798</text:p>
          </table:table-cell>
        </table:table-row>
        <table:table-row table:style-name="ro1">
          <table:table-cell office:value-type="string" calcext:value-type="string">
            <text:p>ehood34</text:p>
          </table:table-cell>
          <table:table-cell table:style-name="ce1" office:value-type="float" office:value="181.61" calcext:value-type="float">
            <text:p>181.61</text:p>
          </table:table-cell>
          <table:table-cell table:formula="of:=([.B3]*0.39)" office:value-type="float" office:value="70.8279" calcext:value-type="float">
            <text:p>70.8279</text:p>
          </table:table-cell>
          <table:table-cell office:value-type="time" office:time-value="PT09H07M00S" calcext:value-type="time">
            <text:p>09:07:00 AM</text:p>
          </table:table-cell>
          <table:table-cell table:formula="of:=([.E1]&lt;[.D3])+[.E1]-[.D3]" office:value-type="time" office:time-value="PT01H53M00S" calcext:value-type="time">
            <text:p>01:53</text:p>
          </table:table-cell>
          <table:table-cell office:value-type="float" office:value="5" calcext:value-type="float">
            <text:p>5</text:p>
          </table:table-cell>
          <table:table-cell office:value-type="float" office:value="224.664" calcext:value-type="float">
            <text:p>224.664</text:p>
          </table:table-cell>
          <table:table-cell table:formula="of:=([.G3]*0.6214)" office:value-type="float" office:value="139.6062096" calcext:value-type="float">
            <text:p>139.6062096</text:p>
          </table:table-cell>
        </table:table-row>
        <table:table-row table:style-name="ro1">
          <table:table-cell office:value-type="string" calcext:value-type="string">
            <text:p>gao14g</text:p>
          </table:table-cell>
          <table:table-cell office:value-type="float" office:value="160.02" calcext:value-type="float">
            <text:p>160.02</text:p>
          </table:table-cell>
          <table:table-cell table:formula="of:=([.B4]*0.39)" office:value-type="float" office:value="62.4078" calcext:value-type="float">
            <text:p>62.4078</text:p>
          </table:table-cell>
          <table:table-cell office:value-type="time" office:time-value="PT09H00M00S" calcext:value-type="time">
            <text:p>09:00:00 AM</text:p>
          </table:table-cell>
          <table:table-cell table:formula="of:=(13&lt;[.D4])+[.E1]-[.D4]" office:value-type="time" office:time-value="PT02H00M00S" calcext:value-type="time">
            <text:p>02:00</text:p>
          </table:table-cell>
          <table:table-cell office:value-type="float" office:value="6" calcext:value-type="float">
            <text:p>6</text:p>
          </table:table-cell>
          <table:table-cell office:value-type="float" office:value="147.4159" calcext:value-type="float">
            <text:p>147.4159</text:p>
          </table:table-cell>
          <table:table-cell table:formula="of:=([.G4]*0.6214)" office:value-type="float" office:value="91.60424026" calcext:value-type="float">
            <text:p>91.60424026</text:p>
          </table:table-cell>
        </table:table-row>
        <table:table-row table:style-name="ro1">
          <table:table-cell office:value-type="string" calcext:value-type="string">
            <text:p>jdmar3</text:p>
          </table:table-cell>
          <table:table-cell office:value-type="float" office:value="175.26" calcext:value-type="float">
            <text:p>175.26</text:p>
          </table:table-cell>
          <table:table-cell table:formula="of:=([.B5]*0.39)" office:value-type="float" office:value="68.3514" calcext:value-type="float">
            <text:p>68.3514</text:p>
          </table:table-cell>
          <table:table-cell office:value-type="time" office:time-value="PT06H45M00S" calcext:value-type="time">
            <text:p>06:45:00 AM</text:p>
          </table:table-cell>
          <table:table-cell table:formula="of:=([.E1]&lt;[.D5])+[.E1]-[.D5]" office:value-type="time" office:time-value="PT04H15M00S" calcext:value-type="time">
            <text:p>04:15</text:p>
          </table:table-cell>
          <table:table-cell office:value-type="float" office:value="3" calcext:value-type="float">
            <text:p>3</text:p>
          </table:table-cell>
          <table:table-cell office:value-type="float" office:value="1129.3" calcext:value-type="float">
            <text:p>1129.3</text:p>
          </table:table-cell>
          <table:table-cell table:formula="of:=([.G5]*0.6214)" office:value-type="float" office:value="701.74702" calcext:value-type="float">
            <text:p>701.74702</text:p>
          </table:table-cell>
        </table:table-row>
        <table:table-row table:style-name="ro1">
          <table:table-cell office:value-type="string" calcext:value-type="string">
            <text:p>jzbonner</text:p>
          </table:table-cell>
          <table:table-cell office:value-type="float" office:value="170.18" calcext:value-type="float">
            <text:p>170.18</text:p>
          </table:table-cell>
          <table:table-cell table:formula="of:=([.B6]*0.39)" office:value-type="float" office:value="66.3702" calcext:value-type="float">
            <text:p>66.3702</text:p>
          </table:table-cell>
          <table:table-cell office:value-type="time" office:time-value="PT08H30M00S" calcext:value-type="time">
            <text:p>08:30:00 AM</text:p>
          </table:table-cell>
          <table:table-cell table:formula="of:=([.E1]&lt;[.D6])+[.E1]-[.D6]" office:value-type="time" office:time-value="PT02H30M00S" calcext:value-type="time">
            <text:p>02:30</text:p>
          </table:table-cell>
          <table:table-cell office:value-type="float" office:value="2" calcext:value-type="float">
            <text:p>2</text:p>
          </table:table-cell>
          <table:table-cell office:value-type="float" office:value="612.677" calcext:value-type="float">
            <text:p>612.677</text:p>
          </table:table-cell>
          <table:table-cell table:formula="of:=([.G6]*0.6214)" office:value-type="float" office:value="380.7174878" calcext:value-type="float">
            <text:p>380.7174878</text:p>
          </table:table-cell>
        </table:table-row>
        <table:table-row table:style-name="ro1">
          <table:table-cell office:value-type="string" calcext:value-type="string">
            <text:p>millsjb</text:p>
          </table:table-cell>
          <table:table-cell office:value-type="float" office:value="177.8" calcext:value-type="float">
            <text:p>177.8</text:p>
          </table:table-cell>
          <table:table-cell table:formula="of:=([.B7]*0.39)" office:value-type="float" office:value="69.342" calcext:value-type="float">
            <text:p>69.342</text:p>
          </table:table-cell>
          <table:table-cell office:value-type="time" office:time-value="PT09H30M00S" calcext:value-type="time">
            <text:p>09:30:00 AM</text:p>
          </table:table-cell>
          <table:table-cell table:formula="of:=([.E1]&lt;[.D7])+[.E1]-[.D7]" office:value-type="time" office:time-value="PT01H30M00S" calcext:value-type="time">
            <text:p>01:30</text:p>
          </table:table-cell>
          <table:table-cell office:value-type="float" office:value="2" calcext:value-type="float">
            <text:p>2</text:p>
          </table:table-cell>
          <table:table-cell office:value-type="float" office:value="194.1" calcext:value-type="float">
            <text:p>194.1</text:p>
          </table:table-cell>
          <table:table-cell table:formula="of:=([.G7]*0.6214)" office:value-type="float" office:value="120.61374" calcext:value-type="float">
            <text:p>120.61374</text:p>
          </table:table-cell>
        </table:table-row>
        <table:table-row table:style-name="ro1">
          <table:table-cell office:value-type="string" calcext:value-type="string">
            <text:p>pperdomo</text:p>
          </table:table-cell>
          <table:table-cell office:value-type="float" office:value="157.48" calcext:value-type="float">
            <text:p>157.48</text:p>
          </table:table-cell>
          <table:table-cell table:formula="of:=([.B8]*0.39)" office:value-type="float" office:value="61.4172" calcext:value-type="float">
            <text:p>61.4172</text:p>
          </table:table-cell>
          <table:table-cell office:value-type="time" office:time-value="PT08H44M00S" calcext:value-type="time">
            <text:p>08:44:00 AM</text:p>
          </table:table-cell>
          <table:table-cell table:formula="of:=([.E1]&lt;[.D8])+[.E1]-[.D8]" office:value-type="time" office:time-value="PT02H16M00S" calcext:value-type="time">
            <text:p>02:16</text:p>
          </table:table-cell>
          <table:table-cell office:value-type="float" office:value="3" calcext:value-type="float">
            <text:p>3</text:p>
          </table:table-cell>
          <table:table-cell office:value-type="float" office:value="59.1" calcext:value-type="float">
            <text:p>59.1</text:p>
          </table:table-cell>
          <table:table-cell table:formula="of:=([.G8]*0.6214)" office:value-type="float" office:value="36.72474" calcext:value-type="float">
            <text:p>36.72474</text:p>
          </table:table-cell>
        </table:table-row>
        <table:table-row table:style-name="ro1">
          <table:table-cell office:value-type="string" calcext:value-type="string">
            <text:p>rcmetcalf</text:p>
          </table:table-cell>
          <table:table-cell office:value-type="float" office:value="157.48" calcext:value-type="float">
            <text:p>157.48</text:p>
          </table:table-cell>
          <table:table-cell table:formula="of:=([.B9]*0.39)" office:value-type="float" office:value="61.4172" calcext:value-type="float">
            <text:p>61.4172</text:p>
          </table:table-cell>
          <table:table-cell office:value-type="time" office:time-value="PT07H45M00S" calcext:value-type="time">
            <text:p>07:45:00 AM</text:p>
          </table:table-cell>
          <table:table-cell table:formula="of:=([.E1]&lt;[.D9])+[.E1]-[.D9]" office:value-type="time" office:time-value="PT03H15M00S" calcext:value-type="time">
            <text:p>03:15</text:p>
          </table:table-cell>
          <table:table-cell office:value-type="float" office:value="4" calcext:value-type="float">
            <text:p>4</text:p>
          </table:table-cell>
          <table:table-cell office:value-type="float" office:value="228.527" calcext:value-type="float">
            <text:p>228.527</text:p>
          </table:table-cell>
          <table:table-cell table:formula="of:=([.G9]*0.6214)" office:value-type="float" office:value="142.0066778" calcext:value-type="float">
            <text:p>142.0066778</text:p>
          </table:table-cell>
        </table:table-row>
        <table:table-row table:style-name="ro1">
          <table:table-cell office:value-type="string" calcext:value-type="string">
            <text:p>tgram</text:p>
          </table:table-cell>
          <table:table-cell office:value-type="float" office:value="168.91" calcext:value-type="float">
            <text:p>168.91</text:p>
          </table:table-cell>
          <table:table-cell table:formula="of:=([.B10]*0.39)" office:value-type="float" office:value="65.8749" calcext:value-type="float">
            <text:p>65.8749</text:p>
          </table:table-cell>
          <table:table-cell office:value-type="time" office:time-value="PT09H15M00S" calcext:value-type="time">
            <text:p>09:15:00 AM</text:p>
          </table:table-cell>
          <table:table-cell table:formula="of:=([.E1]&lt;[.D10])+[.E1]-[.D10]" office:value-type="time" office:time-value="PT01H45M00S" calcext:value-type="time">
            <text:p>01:45</text:p>
          </table:table-cell>
          <table:table-cell office:value-type="float" office:value="4" calcext:value-type="float">
            <text:p>4</text:p>
          </table:table-cell>
          <table:table-cell office:value-type="float" office:value="233.9" calcext:value-type="float">
            <text:p>233.9</text:p>
          </table:table-cell>
          <table:table-cell table:formula="of:=([.G10]*0.6214)" office:value-type="float" office:value="145.34546" calcext:value-type="float">
            <text:p>145.34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1:46:56.462000000</meta:creation-date>
    <dc:date>2015-07-10T12:29:58.747000000</dc:date>
    <meta:editing-duration>PT27M52S</meta:editing-duration>
    <meta:editing-cycles>1</meta:editing-cycles>
    <meta:document-statistic meta:table-count="1" meta:cell-count="80" meta:object-count="0"/>
    <meta:generator>LibreOffice/4.4.3.2$Windows_x86 LibreOffice_project/88805f81e9fe61362df02b9941de8e38a9b5fd16</meta:generator>
  </office:meta>
</office:document-meta>
</file>